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font-variant="normal" fo:text-transform="none" fo:color="#24292f" style:font-name="apple-system" fo:font-size="9.1499996185302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  <table:table-row>
          <table:table-cell table:style-name="RevisionHistory.A2" office:value-type="string">
            <text:p text:style-name="Table_20_Contents">Sun, 9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1 release.</text:p>
          </table:table-cell>
        </table:table-row>
        <table:table-row>
          <table:table-cell table:style-name="RevisionHistory.A2" office:value-type="string">
            <text:p text:style-name="Table_20_Contents">Wed, 12 Aug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2 release.</text:p>
          </table:table-cell>
        </table:table-row>
        <table:table-row>
          <table:table-cell table:style-name="RevisionHistory.A2" office:value-type="string">
            <text:p text:style-name="Table_20_Contents">Mon, 17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3 release. Updated Plug-in Manager section. Changed URLs to refer to GitHub instead of SourceForge.</text:p>
          </table:table-cell>
        </table:table-row>
        <table:table-row>
          <table:table-cell table:style-name="RevisionHistory.A2" office:value-type="string">
            <text:p text:style-name="Table_20_Contents">Wed, 25 May 2022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2.0 release. Added RMS, AIC, BIC equations to Polynomial Fit section. Updated plot control dialog occurrence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90</meta:editing-cycles>
    <dc:date>2022-05-25T23:14:36</dc:date>
    <meta:editing-duration>P1DT15H3M41S</meta:editing-duration>
    <meta:document-statistic meta:table-count="1" meta:image-count="0" meta:object-count="0" meta:page-count="2" meta:paragraph-count="72" meta:word-count="373" meta:character-count="2354"/>
  </office:meta>
</office:document-meta>
</file>